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129e17"/>
    </style:style>
    <style:style style:name="P3" style:family="paragraph" style:parent-style-name="Title">
      <style:text-properties officeooo:rsid="000bc6a3" officeooo:paragraph-rsid="000bc6a3"/>
    </style:style>
    <style:style style:name="P4" style:family="paragraph" style:parent-style-name="Text_20_body">
      <style:paragraph-properties fo:text-align="center" style:justify-single-word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甜美的陷阱</text:p>
      <text:p text:style-name="P1"/>
      <text:p text:style-name="P1">有一種陷阱</text:p>
      <text:p text:style-name="P1">甜進心裡</text:p>
      <text:p text:style-name="P1">暖化冰心</text:p>
      <text:p text:style-name="P1">進入的時候</text:p>
      <text:p text:style-name="P1">陶醉得像是</text:p>
      <text:p text:style-name="P1">天下最俊美 最幸福的男子</text:p>
      <text:p text:style-name="P1">想出來的時候</text:p>
      <text:p text:style-name="P1">才發現</text:p>
      <text:p text:style-name="P1">卡住了命根</text:p>
      <text:p text:style-name="P1">像極了一隻狗</text:p>
      <text:p text:style-name="P1">_</text:p>
      <text:p text:style-name="P1">小心法律合同陷阱</text:p>
      <text:p text:style-name="P1"/>
      <text:p text:style-name="P1">莫要害怕無知的眼神</text:p>
      <text:p text:style-name="P1">他們只是沒有下跪的機會而已</text:p>
      <text:p text:style-name="P1">他們大多只崇拜讓他們如沐春風下跪的人</text:p>
      <text:p text:style-name="P1">即使淪落街頭的我們</text:p>
      <text:p text:style-name="P1">也無須自卑自憐</text:p>
      <text:p text:style-name="P1">只能更加自信和驕傲</text:p>
      <text:p text:style-name="P1"/>
      <text:p text:style-name="P1">踏實打拼才是王道</text:p>
      <text:p text:style-name="P1">自由的靈魂才是最痛快淋漓和灑脫的</text:p>
      <text:p text:style-name="P1">沒有了這些哪來有靈魂的藝術和科技</text:p>
      <text:p text:style-name="P1">不要讓自己淪為平台的奴隸</text:p>
      <text:p text:style-name="P1">寧走崎嶇山路或圖手開路</text:p>
      <text:p text:style-name="P1">至少命運自我主宰</text:p>
      <text:p text:style-name="P1">也不要走滿是鱷魚的沼澤捷徑</text:p>
      <text:p text:style-name="P1"><text:soft-page-break/>即使它們笑著哄著讚美著說：</text:p>
      <text:p text:style-name="P1">相信我吧 我可以給你成功的捷徑</text:p>
      <text:p text:style-name="P1"/>
      <text:p text:style-name="P1">讓它們回地獄吧</text:p>
      <text:p text:style-name="P1">這世界從來就是</text:p>
      <text:p text:style-name="P1">我命由我不由他</text:p>
      <text:p text:style-name="P1">選擇在自己心裡</text:p>
      <text:p text:style-name="P1">即使是死亡的方式！</text:p>
      <text:p text:style-name="P1"/>
      <text:p text:style-name="P1">___</text:p>
      <text:p text:style-name="P1">去他娘的 什麼玩意 傲慢的權力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1T19:55:21.734665039</meta:creation-date>
    <meta:generator>LibreOffice/6.0.7.3$Linux_X86_64 LibreOffice_project/00m0$Build-3</meta:generator>
    <dc:date>2021-11-22T01:28:44.154218842</dc:date>
    <meta:editing-duration>PT16M6S</meta:editing-duration>
    <meta:editing-cycles>13</meta:editing-cycles>
    <meta:document-statistic meta:table-count="0" meta:image-count="0" meta:object-count="0" meta:page-count="2" meta:paragraph-count="35" meta:word-count="295" meta:character-count="301" meta:non-whitespace-character-count="297"/>
  </office:meta>
</office:document-meta>
</file>